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23:57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0627905195293132">
                <text:p>-0.0627905195293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0627905195293133">
                <text:p>0.0627905195293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627905195293126">
                <text:p>0.0627905195293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